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co3" style:family="table-column">
      <style:table-column-properties fo:break-before="auto" style:column-width="140.46pt"/>
    </style:style>
    <style:style style:name="co4" style:family="table-column">
      <style:table-column-properties fo:break-before="auto" style:column-width="22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T1" style:family="text">
      <style:text-properties style:font-name="Verdana" fo:font-size="10pt" fo:country="RU" style:country-asian="IL" style:font-name-asian="Arial" style:font-size-asian="10pt" style:font-style-asian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Проверка(Что нужно сделать)</text:p>
          </table:table-cell>
          <table:table-cell office:value-type="string" calcext:value-type="string">
            <text:p>Пример/Условие</text:p>
          </table:table-cell>
          <table:table-cell office:value-type="string" calcext:value-type="string">
            <text:p>Ожидаемый результат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Отправка формы с помощью браузера Opera <text:span text:style-name="T1">версии 15.0</text:span></text:p>
          </table:table-cell>
          <table:table-cell office:value-type="string" calcext:value-type="string">
            <text:p>Запись “Test” во всех полях, произвольный питомец</text:p>
          </table:table-cell>
          <table:table-cell office:value-type="string" calcext:value-type="string">
            <text:p>Форма упешно отправлена(Выведено сообщение “Поздравляем, ваш вопрос создан!”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Отправка формы с помощью браузера Firefox <text:span text:style-name="T1">версии 57.0.1</text:span></text:p>
          </table:table-cell>
          <table:table-cell office:value-type="string" calcext:value-type="string">
            <text:p>Запись “Test” во всех полях, произвольный питомец</text:p>
          </table:table-cell>
          <table:table-cell office:value-type="string" calcext:value-type="string">
            <text:p>Форма упешно отправлена(Выведено сообщение “Поздравляем, ваш вопрос создан!”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Отправка формы с помощью браузера Chrome <text:span text:style-name="T1">версии 65.0.3325</text:span></text:p>
          </table:table-cell>
          <table:table-cell office:value-type="string" calcext:value-type="string">
            <text:p>Запись “Test” во всех полях, произвольный питомец</text:p>
          </table:table-cell>
          <table:table-cell office:value-type="string" calcext:value-type="string">
            <text:p>Форма упешно отправлена(Выведено сообщение “Поздравляем, ваш вопрос создан!”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Отправка формы с помощью браузера Internet Explorer в<text:span text:style-name="T1">ерсии 12.0</text:span></text:p>
          </table:table-cell>
          <table:table-cell office:value-type="string" calcext:value-type="string">
            <text:p>Запись “Test” во всех полях, произвольный питомец</text:p>
          </table:table-cell>
          <table:table-cell office:value-type="string" calcext:value-type="string">
            <text:p>Форма упешно отправлена(Выведено сообщение “Поздравляем, ваш вопрос создан!”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Отправка формы с помощью браузера Safari <text:span text:style-name="T1">версии 11.0.3</text:span></text:p>
          </table:table-cell>
          <table:table-cell office:value-type="string" calcext:value-type="string">
            <text:p>Запись “Test” во всех полях, произвольный питомец</text:p>
          </table:table-cell>
          <table:table-cell office:value-type="string" calcext:value-type="string">
            <text:p>Форма упешно отправлена(Выведено сообщение “Поздравляем, ваш вопрос создан!”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 style:data-style-name="N2" text:time-value="07:48:12.081297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8:40:00.648576336</meta:creation-date>
    <dc:date>2018-03-30T07:50:36.794574737</dc:date>
    <meta:editing-duration>PT17M39S</meta:editing-duration>
    <meta:editing-cycles>3</meta:editing-cycles>
    <meta:generator>LibreOffice/5.1.6.2$Linux_X86_64 LibreOffice_project/10m0$Build-2</meta:generator>
    <meta:document-statistic meta:table-count="1" meta:cell-count="24" meta:object-count="0"/>
  </office:meta>
</office:document-meta>
</file>